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ECFA17ECF9E8498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1.746cm, 26.735cm, 6.398cm, 11.76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5.4cm" svg:y="13.9cm">
          <draw:image xlink:href="Pictures/100000000000078000000438ECFA17ECF9E849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1T14:26:39.778693246</dc:date>
    <meta:editing-duration>PT39S</meta:editing-duration>
    <meta:editing-cycles>1</meta:editing-cycles>
    <meta:document-statistic meta:object-count="1"/>
    <meta:generator>LibreOffice/5.2.3.2$Linux_x86 LibreOffice_project/20m0$Build-2</meta:generator>
  </office:meta>
</office:document-meta>
</file>